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Heading_20_1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ldren are arriving at nursery school able to "swipe a screen" but lacking the manipulative skills to play with building blocks, teachers have warned.</text:p>
      <text:h text:style-name="P3" text:outline-level="1">Should pubs be allowed to stay open later for the World Cup?</text:h>
      <text:h text:style-name="P3" text:outline-level="1">The modern writer has to be a hustler too'</text:h>
      <text:h text:style-name="P3" text:outline-level="1">Ten films that your children ought to see</text:h>
      <text:p text:style-name="P2"/>
      <text:p text:style-name="P2">The army is to be cut from 102,000 to 82,500 by 2018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gel92 </meta:initial-creator>
    <meta:creation-date>2014-04-17T10:41:29.325817349</meta:creation-date>
    <dc:date>2014-04-17T10:48:36.796049806</dc:date>
    <dc:creator>rigel92 </dc:creator>
    <meta:editing-duration>P0D</meta:editing-duration>
    <meta:editing-cycles>1</meta:editing-cycles>
    <meta:document-statistic meta:table-count="0" meta:image-count="0" meta:object-count="0" meta:page-count="1" meta:paragraph-count="5" meta:word-count="65" meta:character-count="348" meta:non-whitespace-character-count="288"/>
    <meta:generator>LibreOffice/4.1.3.2$Linux_X86_64 LibreOffice_project/410m0$Build-2</meta:generator>
  </office:meta>
</office:document-meta>
</file>